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eñal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PIN MCU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Pulsador 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 control de modo pump 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S2</text:p>
          </table:table-cell>
          <table:table-cell office:value-type="string" calcext:value-type="string">
            <text:p>Entrada Digit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SS</text:p>
          </table:table-cell>
          <table:table-cell office:value-type="string" calcext:value-type="string">
            <text:p>Relevo Termi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Presostato Al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Salida de Alarm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CU</text:p>
          </table:table-cell>
          <table:table-cell office:value-type="string" calcext:value-type="string">
            <text:p>Salida Control Solenoid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Salida comunicación DISPLA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Salida Compres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S1</text:p>
          </table:table-cell>
          <table:table-cell office:value-type="string" calcext:value-type="string">
            <text:p>Entrada Digita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Entrada Analogica NT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string" calcext:value-type="string">
            <text:p>Presostato Baj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SH</text:p>
          </table:table-cell>
          <table:table-cell office:value-type="string" calcext:value-type="string">
            <text:p>Termostato entrada 220V/24V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Hoja1.A1:Hoja1.C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d Ale</meta:initial-creator>
    <meta:creation-date>2015-12-09T11:25:41.752167673</meta:creation-date>
    <dc:date>2015-12-09T11:48:24.218401787</dc:date>
    <dc:creator>Amid Ale</dc:creator>
    <meta:editing-duration>PT6M53S</meta:editing-duration>
    <meta:editing-cycles>1</meta:editing-cycles>
    <meta:document-statistic meta:table-count="1" meta:cell-count="42" meta:object-count="0"/>
    <meta:generator>LibreOffice/5.0.3.2$Linux_X86_64 LibreOffice_project/00m0$Build-2</meta:generator>
  </office:meta>
</office:document-meta>
</file>